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ebd4" officeooo:paragraph-rsid="0010ebd4"/>
    </style:style>
    <style:style style:name="P2" style:family="paragraph" style:parent-style-name="Text_20_body">
      <style:text-properties officeooo:rsid="0010ebd4" officeooo:paragraph-rsid="001475a2"/>
    </style:style>
    <style:style style:name="P3" style:family="paragraph" style:parent-style-name="Text_20_body" style:list-style-name="L19">
      <style:text-properties officeooo:rsid="0010ebd4" officeooo:paragraph-rsid="0010ebd4"/>
    </style:style>
    <style:style style:name="P4" style:family="paragraph" style:parent-style-name="Text_20_body" style:list-style-name="L19">
      <style:text-properties officeooo:rsid="0010ebd4" officeooo:paragraph-rsid="001475a2"/>
    </style:style>
    <style:style style:name="P5" style:family="paragraph" style:parent-style-name="Text_20_body">
      <style:text-properties officeooo:rsid="0012d8e3" officeooo:paragraph-rsid="0012d8e3"/>
    </style:style>
    <style:style style:name="P6" style:family="paragraph" style:parent-style-name="Text_20_body">
      <style:text-properties officeooo:rsid="0012d8e3" officeooo:paragraph-rsid="00175dde"/>
    </style:style>
    <style:style style:name="P7" style:family="paragraph" style:parent-style-name="Text_20_body">
      <style:text-properties officeooo:rsid="001475a2" officeooo:paragraph-rsid="001475a2"/>
    </style:style>
    <style:style style:name="P8" style:family="paragraph" style:parent-style-name="Text_20_body" style:list-style-name="L20">
      <style:text-properties officeooo:paragraph-rsid="00175dde"/>
    </style:style>
    <style:style style:name="P9" style:family="paragraph" style:parent-style-name="Text_20_body">
      <style:text-properties officeooo:rsid="0018def5" officeooo:paragraph-rsid="0018def5"/>
    </style:style>
    <style:style style:name="P10" style:family="paragraph" style:parent-style-name="Text_20_body">
      <style:text-properties officeooo:rsid="0018def5" officeooo:paragraph-rsid="00210619"/>
    </style:style>
    <style:style style:name="P11" style:family="paragraph" style:parent-style-name="Text_20_body">
      <style:text-properties officeooo:rsid="0018def5" officeooo:paragraph-rsid="00252daf"/>
    </style:style>
    <style:style style:name="P12" style:family="paragraph" style:parent-style-name="Text_20_body">
      <style:text-properties officeooo:rsid="0018def5" officeooo:paragraph-rsid="0026c358"/>
    </style:style>
    <style:style style:name="P13" style:family="paragraph" style:parent-style-name="Text_20_body">
      <style:text-properties officeooo:rsid="0018def5" officeooo:paragraph-rsid="0027adf2"/>
    </style:style>
    <style:style style:name="P14" style:family="paragraph" style:parent-style-name="Text_20_body">
      <style:text-properties officeooo:rsid="0018def5" officeooo:paragraph-rsid="00281154"/>
    </style:style>
    <style:style style:name="P15" style:family="paragraph" style:parent-style-name="Text_20_body">
      <style:text-properties officeooo:rsid="0018def5" officeooo:paragraph-rsid="00286adc"/>
    </style:style>
    <style:style style:name="P16" style:family="paragraph" style:parent-style-name="Text_20_body">
      <style:text-properties officeooo:rsid="0018def5" officeooo:paragraph-rsid="0028b764"/>
    </style:style>
    <style:style style:name="P17" style:family="paragraph" style:parent-style-name="Text_20_body">
      <style:text-properties officeooo:rsid="0018def5" officeooo:paragraph-rsid="0028d528"/>
    </style:style>
    <style:style style:name="P18" style:family="paragraph" style:parent-style-name="Text_20_body">
      <style:text-properties officeooo:rsid="0018def5" officeooo:paragraph-rsid="002a9e32"/>
    </style:style>
    <style:style style:name="P19" style:family="paragraph" style:parent-style-name="Text_20_body">
      <style:text-properties officeooo:rsid="0018def5" officeooo:paragraph-rsid="002b962c"/>
    </style:style>
    <style:style style:name="P20" style:family="paragraph" style:parent-style-name="Text_20_body">
      <style:text-properties officeooo:rsid="0019a9ee" officeooo:paragraph-rsid="0019a9ee"/>
    </style:style>
    <style:style style:name="P21" style:family="paragraph" style:parent-style-name="Text_20_body">
      <style:text-properties officeooo:rsid="0019a9ee" officeooo:paragraph-rsid="00210619"/>
    </style:style>
    <style:style style:name="P22" style:family="paragraph" style:parent-style-name="Text_20_body">
      <style:text-properties officeooo:rsid="0019a9ee" officeooo:paragraph-rsid="00252daf"/>
    </style:style>
    <style:style style:name="P23" style:family="paragraph" style:parent-style-name="Text_20_body">
      <style:text-properties officeooo:rsid="0019a9ee" officeooo:paragraph-rsid="0028d528"/>
    </style:style>
    <style:style style:name="P24" style:family="paragraph" style:parent-style-name="Text_20_body">
      <style:text-properties officeooo:rsid="001b38d0" officeooo:paragraph-rsid="001b38d0"/>
    </style:style>
    <style:style style:name="P25" style:family="paragraph" style:parent-style-name="Text_20_body">
      <style:text-properties officeooo:rsid="001b38d0" officeooo:paragraph-rsid="0026c358"/>
    </style:style>
    <style:style style:name="P26" style:family="paragraph" style:parent-style-name="Text_20_body">
      <style:text-properties officeooo:rsid="001b38d0" officeooo:paragraph-rsid="0027adf2"/>
    </style:style>
    <style:style style:name="P27" style:family="paragraph" style:parent-style-name="Text_20_body">
      <style:text-properties officeooo:rsid="001b38d0" officeooo:paragraph-rsid="0028d528"/>
    </style:style>
    <style:style style:name="P28" style:family="paragraph" style:parent-style-name="Text_20_body">
      <style:text-properties officeooo:rsid="001baaf4" officeooo:paragraph-rsid="001baaf4"/>
    </style:style>
    <style:style style:name="P29" style:family="paragraph" style:parent-style-name="Text_20_body" style:list-style-name="L21">
      <style:text-properties officeooo:rsid="001baaf4" officeooo:paragraph-rsid="001baaf4"/>
    </style:style>
    <style:style style:name="P30" style:family="paragraph" style:parent-style-name="Text_20_body" style:list-style-name="L21">
      <style:text-properties officeooo:rsid="001baaf4" officeooo:paragraph-rsid="00210619"/>
    </style:style>
    <style:style style:name="P31" style:family="paragraph" style:parent-style-name="Text_20_body" style:list-style-name="L21">
      <style:text-properties officeooo:rsid="001baaf4" officeooo:paragraph-rsid="00252daf"/>
    </style:style>
    <style:style style:name="P32" style:family="paragraph" style:parent-style-name="Text_20_body" style:list-style-name="L21">
      <style:text-properties officeooo:rsid="001baaf4" officeooo:paragraph-rsid="0026c358"/>
    </style:style>
    <style:style style:name="P33" style:family="paragraph" style:parent-style-name="Text_20_body" style:list-style-name="L21">
      <style:text-properties officeooo:rsid="001baaf4" officeooo:paragraph-rsid="0027adf2"/>
    </style:style>
    <style:style style:name="P34" style:family="paragraph" style:parent-style-name="Text_20_body" style:list-style-name="L21">
      <style:text-properties officeooo:rsid="001baaf4" officeooo:paragraph-rsid="0028b764"/>
    </style:style>
    <style:style style:name="P35" style:family="paragraph" style:parent-style-name="Text_20_body" style:list-style-name="L21">
      <style:text-properties officeooo:rsid="001baaf4" officeooo:paragraph-rsid="0028d528"/>
    </style:style>
    <style:style style:name="P36" style:family="paragraph" style:parent-style-name="Text_20_body" style:list-style-name="L21">
      <style:text-properties officeooo:rsid="001baaf4" officeooo:paragraph-rsid="002b962c"/>
    </style:style>
    <style:style style:name="P37" style:family="paragraph" style:parent-style-name="Text_20_body">
      <style:text-properties officeooo:rsid="001baaf4" officeooo:paragraph-rsid="00210619"/>
    </style:style>
    <style:style style:name="P38" style:family="paragraph" style:parent-style-name="Text_20_body">
      <style:text-properties officeooo:rsid="001baaf4" officeooo:paragraph-rsid="00252daf"/>
    </style:style>
    <style:style style:name="P39" style:family="paragraph" style:parent-style-name="Text_20_body">
      <style:text-properties officeooo:rsid="001baaf4" officeooo:paragraph-rsid="0026c358"/>
    </style:style>
    <style:style style:name="P40" style:family="paragraph" style:parent-style-name="Text_20_body">
      <style:text-properties officeooo:rsid="001baaf4" officeooo:paragraph-rsid="0027adf2"/>
    </style:style>
    <style:style style:name="P41" style:family="paragraph" style:parent-style-name="Text_20_body">
      <style:text-properties officeooo:rsid="001baaf4" officeooo:paragraph-rsid="0028b764"/>
    </style:style>
    <style:style style:name="P42" style:family="paragraph" style:parent-style-name="Text_20_body">
      <style:text-properties officeooo:rsid="001baaf4" officeooo:paragraph-rsid="0028d528"/>
    </style:style>
    <style:style style:name="P43" style:family="paragraph" style:parent-style-name="Text_20_body">
      <style:text-properties officeooo:rsid="001baaf4" officeooo:paragraph-rsid="002b962c"/>
    </style:style>
    <style:style style:name="P44" style:family="paragraph" style:parent-style-name="Text_20_body">
      <style:text-properties officeooo:rsid="001baaf4" officeooo:paragraph-rsid="002d3a3b"/>
    </style:style>
    <style:style style:name="P45" style:family="paragraph" style:parent-style-name="Text_20_body">
      <style:text-properties officeooo:rsid="001d779c" officeooo:paragraph-rsid="001d779c"/>
    </style:style>
    <style:style style:name="P46" style:family="paragraph" style:parent-style-name="Text_20_body">
      <style:text-properties officeooo:rsid="00210619" officeooo:paragraph-rsid="00210619"/>
    </style:style>
    <style:style style:name="P47" style:family="paragraph" style:parent-style-name="Text_20_body" style:list-style-name="L23">
      <style:text-properties officeooo:rsid="00210619" officeooo:paragraph-rsid="00210619"/>
    </style:style>
    <style:style style:name="P48" style:family="paragraph" style:parent-style-name="Text_20_body">
      <style:text-properties fo:font-weight="bold" officeooo:rsid="00210619" officeooo:paragraph-rsid="00210619" style:font-weight-asian="bold" style:font-weight-complex="bold"/>
    </style:style>
    <style:style style:name="P49" style:family="paragraph" style:parent-style-name="Text_20_body" style:list-style-name="L23">
      <style:text-properties officeooo:paragraph-rsid="00210619"/>
    </style:style>
    <style:style style:name="P50" style:family="paragraph" style:parent-style-name="Text_20_body">
      <style:text-properties officeooo:paragraph-rsid="00210619"/>
    </style:style>
    <style:style style:name="P51" style:family="paragraph" style:parent-style-name="Text_20_body">
      <style:text-properties officeooo:rsid="0021fb73" officeooo:paragraph-rsid="0021fb73"/>
    </style:style>
    <style:style style:name="P52" style:family="paragraph" style:parent-style-name="Text_20_body" style:list-style-name="L24">
      <style:text-properties officeooo:rsid="0021fb73" officeooo:paragraph-rsid="0021fb73"/>
    </style:style>
    <style:style style:name="P53" style:family="paragraph" style:parent-style-name="Text_20_body" style:list-style-name="L25">
      <style:text-properties officeooo:rsid="0021fb73" officeooo:paragraph-rsid="0021fb73"/>
    </style:style>
    <style:style style:name="P54" style:family="paragraph" style:parent-style-name="Text_20_body" style:list-style-name="L19">
      <style:text-properties officeooo:rsid="0021fb73" officeooo:paragraph-rsid="0021fb73"/>
    </style:style>
    <style:style style:name="P55" style:family="paragraph" style:parent-style-name="Text_20_body" style:list-style-name="L24">
      <style:text-properties officeooo:paragraph-rsid="0021fb73"/>
    </style:style>
    <style:style style:name="P56" style:family="paragraph" style:parent-style-name="Text_20_body" style:list-style-name="L19">
      <style:text-properties officeooo:rsid="00229507" officeooo:paragraph-rsid="00229507"/>
    </style:style>
    <style:style style:name="P57" style:family="paragraph" style:parent-style-name="Text_20_body" style:list-style-name="L25">
      <style:text-properties officeooo:rsid="002375bf" officeooo:paragraph-rsid="002375bf"/>
    </style:style>
    <style:style style:name="P58" style:family="paragraph" style:parent-style-name="Text_20_body">
      <style:text-properties officeooo:rsid="002375bf" officeooo:paragraph-rsid="002375bf"/>
    </style:style>
    <style:style style:name="P59" style:family="paragraph" style:parent-style-name="Text_20_body" style:list-style-name="L19">
      <style:text-properties officeooo:rsid="00252daf" officeooo:paragraph-rsid="00252daf"/>
    </style:style>
    <style:style style:name="P60" style:family="paragraph" style:parent-style-name="Text_20_body">
      <style:text-properties officeooo:rsid="00252daf" officeooo:paragraph-rsid="00252daf"/>
    </style:style>
    <style:style style:name="P61" style:family="paragraph" style:parent-style-name="Text_20_body">
      <style:text-properties officeooo:rsid="0026c358" officeooo:paragraph-rsid="0026c358"/>
    </style:style>
    <style:style style:name="P62" style:family="paragraph" style:parent-style-name="Text_20_body">
      <style:text-properties officeooo:rsid="0026c358" officeooo:paragraph-rsid="0027adf2"/>
    </style:style>
    <style:style style:name="P63" style:family="paragraph" style:parent-style-name="Text_20_body">
      <style:text-properties officeooo:rsid="0026c358" officeooo:paragraph-rsid="0028d528"/>
    </style:style>
    <style:style style:name="P64" style:family="paragraph" style:parent-style-name="Text_20_body">
      <style:text-properties officeooo:rsid="0028b764" officeooo:paragraph-rsid="0028b764"/>
    </style:style>
    <style:style style:name="P65" style:family="paragraph" style:parent-style-name="Text_20_body" style:list-style-name="L26">
      <style:text-properties officeooo:rsid="0028d528" officeooo:paragraph-rsid="0028d528"/>
    </style:style>
    <style:style style:name="P66" style:family="paragraph" style:parent-style-name="Text_20_body" style:list-style-name="L26">
      <style:text-properties officeooo:rsid="0028d528" officeooo:paragraph-rsid="002a9e32"/>
    </style:style>
    <style:style style:name="P67" style:family="paragraph" style:parent-style-name="Text_20_body" style:list-style-name="L21">
      <style:text-properties officeooo:paragraph-rsid="0028d528"/>
    </style:style>
    <style:style style:name="P68" style:family="paragraph" style:parent-style-name="Text_20_body" style:list-style-name="L26">
      <style:text-properties officeooo:paragraph-rsid="0028d528"/>
    </style:style>
    <style:style style:name="P69" style:family="paragraph" style:parent-style-name="Text_20_body" style:list-style-name="L26">
      <style:text-properties officeooo:rsid="0028deb3" officeooo:paragraph-rsid="002a9e32"/>
    </style:style>
    <style:style style:name="P70" style:family="paragraph" style:parent-style-name="Text_20_body">
      <style:text-properties officeooo:rsid="002b962c" officeooo:paragraph-rsid="002b962c"/>
    </style:style>
    <style:style style:name="P71" style:family="paragraph" style:parent-style-name="Text_20_body">
      <style:text-properties officeooo:rsid="002b962c" officeooo:paragraph-rsid="002b962c" fo:background-color="#66ff66"/>
    </style:style>
    <style:style style:name="P72" style:family="paragraph" style:parent-style-name="Text_20_body">
      <style:text-properties officeooo:rsid="002c9a4b" officeooo:paragraph-rsid="002c9a4b"/>
    </style:style>
    <style:style style:name="P73" style:family="paragraph" style:parent-style-name="Text_20_body">
      <style:text-properties officeooo:rsid="002c9a4b" officeooo:paragraph-rsid="002d3a3b"/>
    </style:style>
    <style:style style:name="P74" style:family="paragraph" style:parent-style-name="Text_20_body">
      <style:text-properties officeooo:rsid="002d3a3b" officeooo:paragraph-rsid="002d3a3b"/>
    </style:style>
    <style:style style:name="P75" style:family="paragraph" style:parent-style-name="Text_20_body">
      <style:text-properties officeooo:rsid="002f173e" officeooo:paragraph-rsid="002f173e"/>
    </style:style>
    <style:style style:name="P76" style:family="paragraph" style:parent-style-name="Text_20_body" style:list-style-name="L99">
      <style:text-properties officeooo:rsid="002f173e" officeooo:paragraph-rsid="002f173e"/>
    </style:style>
    <style:style style:name="P77" style:family="paragraph" style:parent-style-name="Text_20_body" style:list-style-name="L62"/>
    <style:style style:name="P78" style:family="paragraph" style:parent-style-name="Text_20_body" style:list-style-name="L63">
      <style:text-properties officeooo:paragraph-rsid="001475a2"/>
    </style:style>
    <style:style style:name="P79" style:family="paragraph" style:parent-style-name="Text_20_body" style:list-style-name="L98"/>
    <style:style style:name="P80" style:family="paragraph" style:parent-style-name="Text_20_body" style:list-style-name="L28">
      <style:paragraph-properties fo:margin-top="0cm" fo:margin-bottom="0cm" loext:contextual-spacing="false"/>
    </style:style>
    <style:style style:name="P81" style:family="paragraph" style:parent-style-name="Text_20_body" style:list-style-name="L29">
      <style:paragraph-properties fo:margin-top="0cm" fo:margin-bottom="0cm" loext:contextual-spacing="false"/>
    </style:style>
    <style:style style:name="P82" style:family="paragraph" style:parent-style-name="Text_20_body" style:list-style-name="L30">
      <style:paragraph-properties fo:margin-top="0cm" fo:margin-bottom="0cm" loext:contextual-spacing="false"/>
    </style:style>
    <style:style style:name="P83" style:family="paragraph" style:parent-style-name="Text_20_body" style:list-style-name="L31">
      <style:paragraph-properties fo:margin-top="0cm" fo:margin-bottom="0cm" loext:contextual-spacing="false"/>
    </style:style>
    <style:style style:name="P84" style:family="paragraph" style:parent-style-name="Text_20_body" style:list-style-name="L32">
      <style:paragraph-properties fo:margin-top="0cm" fo:margin-bottom="0cm" loext:contextual-spacing="false"/>
    </style:style>
    <style:style style:name="P85" style:family="paragraph" style:parent-style-name="Text_20_body" style:list-style-name="L33">
      <style:paragraph-properties fo:margin-top="0cm" fo:margin-bottom="0cm" loext:contextual-spacing="false"/>
    </style:style>
    <style:style style:name="P86" style:family="paragraph" style:parent-style-name="Text_20_body" style:list-style-name="L34">
      <style:paragraph-properties fo:margin-top="0cm" fo:margin-bottom="0cm" loext:contextual-spacing="false"/>
    </style:style>
    <style:style style:name="P87" style:family="paragraph" style:parent-style-name="Text_20_body" style:list-style-name="L35">
      <style:paragraph-properties fo:margin-top="0cm" fo:margin-bottom="0cm" loext:contextual-spacing="false"/>
    </style:style>
    <style:style style:name="P88" style:family="paragraph" style:parent-style-name="Text_20_body" style:list-style-name="L36">
      <style:paragraph-properties fo:margin-top="0cm" fo:margin-bottom="0cm" loext:contextual-spacing="false"/>
    </style:style>
    <style:style style:name="P89" style:family="paragraph" style:parent-style-name="Text_20_body" style:list-style-name="L37">
      <style:paragraph-properties fo:margin-top="0cm" fo:margin-bottom="0cm" loext:contextual-spacing="false"/>
    </style:style>
    <style:style style:name="P90" style:family="paragraph" style:parent-style-name="Text_20_body" style:list-style-name="L38">
      <style:paragraph-properties fo:margin-top="0cm" fo:margin-bottom="0cm" loext:contextual-spacing="false"/>
    </style:style>
    <style:style style:name="P91" style:family="paragraph" style:parent-style-name="Text_20_body" style:list-style-name="L39">
      <style:paragraph-properties fo:margin-top="0cm" fo:margin-bottom="0cm" loext:contextual-spacing="false"/>
    </style:style>
    <style:style style:name="P92" style:family="paragraph" style:parent-style-name="Text_20_body" style:list-style-name="L40">
      <style:paragraph-properties fo:margin-top="0cm" fo:margin-bottom="0cm" loext:contextual-spacing="false"/>
    </style:style>
    <style:style style:name="P93" style:family="paragraph" style:parent-style-name="Text_20_body" style:list-style-name="L41">
      <style:paragraph-properties fo:margin-top="0cm" fo:margin-bottom="0cm" loext:contextual-spacing="false"/>
    </style:style>
    <style:style style:name="P94" style:family="paragraph" style:parent-style-name="Text_20_body" style:list-style-name="L42">
      <style:paragraph-properties fo:margin-top="0cm" fo:margin-bottom="0cm" loext:contextual-spacing="false"/>
    </style:style>
    <style:style style:name="P95" style:family="paragraph" style:parent-style-name="Text_20_body" style:list-style-name="L43">
      <style:paragraph-properties fo:margin-top="0cm" fo:margin-bottom="0cm" loext:contextual-spacing="false"/>
    </style:style>
    <style:style style:name="P96" style:family="paragraph" style:parent-style-name="Text_20_body" style:list-style-name="L44">
      <style:paragraph-properties fo:margin-top="0cm" fo:margin-bottom="0cm" loext:contextual-spacing="false"/>
    </style:style>
    <style:style style:name="P97" style:family="paragraph" style:parent-style-name="Text_20_body" style:list-style-name="L45">
      <style:paragraph-properties fo:margin-top="0cm" fo:margin-bottom="0cm" loext:contextual-spacing="false"/>
    </style:style>
    <style:style style:name="P98" style:family="paragraph" style:parent-style-name="Text_20_body" style:list-style-name="L46">
      <style:paragraph-properties fo:margin-top="0cm" fo:margin-bottom="0cm" loext:contextual-spacing="false"/>
    </style:style>
    <style:style style:name="P99" style:family="paragraph" style:parent-style-name="Text_20_body" style:list-style-name="L47">
      <style:paragraph-properties fo:margin-top="0cm" fo:margin-bottom="0cm" loext:contextual-spacing="false"/>
    </style:style>
    <style:style style:name="P100" style:family="paragraph" style:parent-style-name="Text_20_body" style:list-style-name="L48">
      <style:paragraph-properties fo:margin-top="0cm" fo:margin-bottom="0cm" loext:contextual-spacing="false"/>
    </style:style>
    <style:style style:name="P101" style:family="paragraph" style:parent-style-name="Text_20_body" style:list-style-name="L49">
      <style:paragraph-properties fo:margin-top="0cm" fo:margin-bottom="0cm" loext:contextual-spacing="false"/>
    </style:style>
    <style:style style:name="P102" style:family="paragraph" style:parent-style-name="Text_20_body" style:list-style-name="L50">
      <style:paragraph-properties fo:margin-top="0cm" fo:margin-bottom="0cm" loext:contextual-spacing="false"/>
    </style:style>
    <style:style style:name="P103" style:family="paragraph" style:parent-style-name="Text_20_body" style:list-style-name="L51">
      <style:paragraph-properties fo:margin-top="0cm" fo:margin-bottom="0cm" loext:contextual-spacing="false"/>
    </style:style>
    <style:style style:name="P104" style:family="paragraph" style:parent-style-name="Text_20_body" style:list-style-name="L52">
      <style:paragraph-properties fo:margin-top="0cm" fo:margin-bottom="0cm" loext:contextual-spacing="false"/>
    </style:style>
    <style:style style:name="P105" style:family="paragraph" style:parent-style-name="Text_20_body" style:list-style-name="L53">
      <style:paragraph-properties fo:margin-top="0cm" fo:margin-bottom="0cm" loext:contextual-spacing="false"/>
    </style:style>
    <style:style style:name="P106" style:family="paragraph" style:parent-style-name="Text_20_body" style:list-style-name="L54">
      <style:paragraph-properties fo:margin-top="0cm" fo:margin-bottom="0cm" loext:contextual-spacing="false"/>
    </style:style>
    <style:style style:name="P107" style:family="paragraph" style:parent-style-name="Text_20_body" style:list-style-name="L55">
      <style:paragraph-properties fo:margin-top="0cm" fo:margin-bottom="0cm" loext:contextual-spacing="false"/>
    </style:style>
    <style:style style:name="P108" style:family="paragraph" style:parent-style-name="Text_20_body" style:list-style-name="L56">
      <style:paragraph-properties fo:margin-top="0cm" fo:margin-bottom="0cm" loext:contextual-spacing="false"/>
    </style:style>
    <style:style style:name="P109" style:family="paragraph" style:parent-style-name="Text_20_body" style:list-style-name="L57">
      <style:paragraph-properties fo:margin-top="0cm" fo:margin-bottom="0cm" loext:contextual-spacing="false"/>
    </style:style>
    <style:style style:name="P110" style:family="paragraph" style:parent-style-name="Text_20_body" style:list-style-name="L58">
      <style:paragraph-properties fo:margin-top="0cm" fo:margin-bottom="0cm" loext:contextual-spacing="false"/>
    </style:style>
    <style:style style:name="P111" style:family="paragraph" style:parent-style-name="Text_20_body" style:list-style-name="L59">
      <style:paragraph-properties fo:margin-top="0cm" fo:margin-bottom="0cm" loext:contextual-spacing="false"/>
    </style:style>
    <style:style style:name="P112" style:family="paragraph" style:parent-style-name="Text_20_body" style:list-style-name="L60">
      <style:paragraph-properties fo:margin-top="0cm" fo:margin-bottom="0cm" loext:contextual-spacing="false"/>
    </style:style>
    <style:style style:name="P113" style:family="paragraph" style:parent-style-name="Text_20_body" style:list-style-name="L61">
      <style:paragraph-properties fo:margin-top="0cm" fo:margin-bottom="0cm" loext:contextual-spacing="false"/>
    </style:style>
    <style:style style:name="P114" style:family="paragraph" style:parent-style-name="Text_20_body" style:list-style-name="L65">
      <style:paragraph-properties fo:margin-top="0cm" fo:margin-bottom="0cm" loext:contextual-spacing="false"/>
    </style:style>
    <style:style style:name="P115" style:family="paragraph" style:parent-style-name="Text_20_body" style:list-style-name="L66">
      <style:paragraph-properties fo:margin-top="0cm" fo:margin-bottom="0cm" loext:contextual-spacing="false"/>
    </style:style>
    <style:style style:name="P116" style:family="paragraph" style:parent-style-name="Text_20_body" style:list-style-name="L67">
      <style:paragraph-properties fo:margin-top="0cm" fo:margin-bottom="0cm" loext:contextual-spacing="false"/>
    </style:style>
    <style:style style:name="P117" style:family="paragraph" style:parent-style-name="Text_20_body" style:list-style-name="L68">
      <style:paragraph-properties fo:margin-top="0cm" fo:margin-bottom="0cm" loext:contextual-spacing="false"/>
    </style:style>
    <style:style style:name="P118" style:family="paragraph" style:parent-style-name="Text_20_body" style:list-style-name="L69">
      <style:paragraph-properties fo:margin-top="0cm" fo:margin-bottom="0cm" loext:contextual-spacing="false"/>
    </style:style>
    <style:style style:name="P119" style:family="paragraph" style:parent-style-name="Text_20_body" style:list-style-name="L70">
      <style:paragraph-properties fo:margin-top="0cm" fo:margin-bottom="0cm" loext:contextual-spacing="false"/>
    </style:style>
    <style:style style:name="P120" style:family="paragraph" style:parent-style-name="Text_20_body" style:list-style-name="L71">
      <style:paragraph-properties fo:margin-top="0cm" fo:margin-bottom="0cm" loext:contextual-spacing="false"/>
    </style:style>
    <style:style style:name="P121" style:family="paragraph" style:parent-style-name="Text_20_body" style:list-style-name="L72">
      <style:paragraph-properties fo:margin-top="0cm" fo:margin-bottom="0cm" loext:contextual-spacing="false"/>
    </style:style>
    <style:style style:name="P122" style:family="paragraph" style:parent-style-name="Text_20_body" style:list-style-name="L73">
      <style:paragraph-properties fo:margin-top="0cm" fo:margin-bottom="0cm" loext:contextual-spacing="false"/>
    </style:style>
    <style:style style:name="P123" style:family="paragraph" style:parent-style-name="Text_20_body" style:list-style-name="L74">
      <style:paragraph-properties fo:margin-top="0cm" fo:margin-bottom="0cm" loext:contextual-spacing="false"/>
    </style:style>
    <style:style style:name="P124" style:family="paragraph" style:parent-style-name="Text_20_body" style:list-style-name="L75">
      <style:paragraph-properties fo:margin-top="0cm" fo:margin-bottom="0cm" loext:contextual-spacing="false"/>
    </style:style>
    <style:style style:name="P125" style:family="paragraph" style:parent-style-name="Text_20_body" style:list-style-name="L76">
      <style:paragraph-properties fo:margin-top="0cm" fo:margin-bottom="0cm" loext:contextual-spacing="false"/>
    </style:style>
    <style:style style:name="P126" style:family="paragraph" style:parent-style-name="Text_20_body" style:list-style-name="L77">
      <style:paragraph-properties fo:margin-top="0cm" fo:margin-bottom="0cm" loext:contextual-spacing="false"/>
    </style:style>
    <style:style style:name="P127" style:family="paragraph" style:parent-style-name="Text_20_body" style:list-style-name="L78">
      <style:paragraph-properties fo:margin-top="0cm" fo:margin-bottom="0cm" loext:contextual-spacing="false"/>
    </style:style>
    <style:style style:name="P128" style:family="paragraph" style:parent-style-name="Text_20_body" style:list-style-name="L79">
      <style:paragraph-properties fo:margin-top="0cm" fo:margin-bottom="0cm" loext:contextual-spacing="false"/>
    </style:style>
    <style:style style:name="P129" style:family="paragraph" style:parent-style-name="Text_20_body" style:list-style-name="L80">
      <style:paragraph-properties fo:margin-top="0cm" fo:margin-bottom="0cm" loext:contextual-spacing="false"/>
    </style:style>
    <style:style style:name="P130" style:family="paragraph" style:parent-style-name="Text_20_body" style:list-style-name="L81">
      <style:paragraph-properties fo:margin-top="0cm" fo:margin-bottom="0cm" loext:contextual-spacing="false"/>
    </style:style>
    <style:style style:name="P131" style:family="paragraph" style:parent-style-name="Text_20_body" style:list-style-name="L82">
      <style:paragraph-properties fo:margin-top="0cm" fo:margin-bottom="0cm" loext:contextual-spacing="false"/>
    </style:style>
    <style:style style:name="P132" style:family="paragraph" style:parent-style-name="Text_20_body" style:list-style-name="L83">
      <style:paragraph-properties fo:margin-top="0cm" fo:margin-bottom="0cm" loext:contextual-spacing="false"/>
    </style:style>
    <style:style style:name="P133" style:family="paragraph" style:parent-style-name="Text_20_body" style:list-style-name="L84">
      <style:paragraph-properties fo:margin-top="0cm" fo:margin-bottom="0cm" loext:contextual-spacing="false"/>
    </style:style>
    <style:style style:name="P134" style:family="paragraph" style:parent-style-name="Text_20_body" style:list-style-name="L85">
      <style:paragraph-properties fo:margin-top="0cm" fo:margin-bottom="0cm" loext:contextual-spacing="false"/>
    </style:style>
    <style:style style:name="P135" style:family="paragraph" style:parent-style-name="Text_20_body" style:list-style-name="L86">
      <style:paragraph-properties fo:margin-top="0cm" fo:margin-bottom="0cm" loext:contextual-spacing="false"/>
    </style:style>
    <style:style style:name="P136" style:family="paragraph" style:parent-style-name="Text_20_body" style:list-style-name="L87">
      <style:paragraph-properties fo:margin-top="0cm" fo:margin-bottom="0cm" loext:contextual-spacing="false"/>
    </style:style>
    <style:style style:name="P137" style:family="paragraph" style:parent-style-name="Text_20_body" style:list-style-name="L88">
      <style:paragraph-properties fo:margin-top="0cm" fo:margin-bottom="0cm" loext:contextual-spacing="false"/>
    </style:style>
    <style:style style:name="P138" style:family="paragraph" style:parent-style-name="Text_20_body" style:list-style-name="L89">
      <style:paragraph-properties fo:margin-top="0cm" fo:margin-bottom="0cm" loext:contextual-spacing="false"/>
    </style:style>
    <style:style style:name="P139" style:family="paragraph" style:parent-style-name="Text_20_body" style:list-style-name="L90">
      <style:paragraph-properties fo:margin-top="0cm" fo:margin-bottom="0cm" loext:contextual-spacing="false"/>
    </style:style>
    <style:style style:name="P140" style:family="paragraph" style:parent-style-name="Text_20_body" style:list-style-name="L91">
      <style:paragraph-properties fo:margin-top="0cm" fo:margin-bottom="0cm" loext:contextual-spacing="false"/>
    </style:style>
    <style:style style:name="P141" style:family="paragraph" style:parent-style-name="Text_20_body" style:list-style-name="L92">
      <style:paragraph-properties fo:margin-top="0cm" fo:margin-bottom="0cm" loext:contextual-spacing="false"/>
    </style:style>
    <style:style style:name="P142" style:family="paragraph" style:parent-style-name="Text_20_body" style:list-style-name="L93">
      <style:paragraph-properties fo:margin-top="0cm" fo:margin-bottom="0cm" loext:contextual-spacing="false"/>
    </style:style>
    <style:style style:name="P143" style:family="paragraph" style:parent-style-name="Text_20_body" style:list-style-name="L94">
      <style:paragraph-properties fo:margin-top="0cm" fo:margin-bottom="0cm" loext:contextual-spacing="false"/>
    </style:style>
    <style:style style:name="P144" style:family="paragraph" style:parent-style-name="Text_20_body" style:list-style-name="L95">
      <style:paragraph-properties fo:margin-top="0cm" fo:margin-bottom="0cm" loext:contextual-spacing="false"/>
    </style:style>
    <style:style style:name="P145" style:family="paragraph" style:parent-style-name="Text_20_body" style:list-style-name="L96">
      <style:paragraph-properties fo:margin-top="0cm" fo:margin-bottom="0cm" loext:contextual-spacing="false"/>
    </style:style>
    <style:style style:name="P146" style:family="paragraph" style:parent-style-name="Text_20_body" style:list-style-name="L97">
      <style:paragraph-properties fo:margin-top="0cm" fo:margin-bottom="0cm" loext:contextual-spacing="false"/>
    </style:style>
    <style:style style:name="P147" style:family="paragraph" style:parent-style-name="Standard">
      <style:text-properties officeooo:rsid="001475a2" officeooo:paragraph-rsid="001475a2"/>
    </style:style>
    <style:style style:name="P148" style:family="paragraph" style:parent-style-name="Standard">
      <style:text-properties officeooo:paragraph-rsid="002b962c"/>
    </style:style>
    <style:style style:name="P149" style:family="paragraph" style:parent-style-name="Heading_20_2">
      <style:text-properties officeooo:rsid="0010ebd4" officeooo:paragraph-rsid="0010ebd4"/>
    </style:style>
    <style:style style:name="P150" style:family="paragraph" style:parent-style-name="Heading_20_2">
      <style:text-properties officeooo:paragraph-rsid="0010ebd4"/>
    </style:style>
    <style:style style:name="P151" style:family="paragraph" style:parent-style-name="Heading_20_1">
      <style:paragraph-properties fo:text-align="center" style:justify-single-word="false"/>
    </style:style>
    <style:style style:name="P15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officeooo:rsid="0010ebd4"/>
    </style:style>
    <style:style style:name="T2" style:family="text">
      <style:text-properties officeooo:rsid="0013754e"/>
    </style:style>
    <style:style style:name="T3" style:family="text">
      <style:text-properties officeooo:rsid="00140f93"/>
    </style:style>
    <style:style style:name="T4" style:family="text">
      <style:text-properties officeooo:rsid="001475a2"/>
    </style:style>
    <style:style style:name="T5" style:family="text">
      <style:text-properties officeooo:rsid="00175dde"/>
    </style:style>
    <style:style style:name="T6" style:family="text">
      <style:text-properties officeooo:rsid="001baaf4"/>
    </style:style>
    <style:style style:name="T7" style:family="text">
      <style:text-properties officeooo:rsid="00210619"/>
    </style:style>
    <style:style style:name="T8" style:family="text">
      <style:text-properties officeooo:rsid="0021fb73"/>
    </style:style>
    <style:style style:name="T9" style:family="text">
      <style:text-properties officeooo:rsid="00252daf"/>
    </style:style>
    <style:style style:name="T10" style:family="text">
      <style:text-properties officeooo:rsid="0026c358"/>
    </style:style>
    <style:style style:name="T11" style:family="text">
      <style:text-properties officeooo:rsid="0027adf2"/>
    </style:style>
    <style:style style:name="T12" style:family="text">
      <style:text-properties officeooo:rsid="0028b764"/>
    </style:style>
    <style:style style:name="T13" style:family="text">
      <style:text-properties officeooo:rsid="0028d528"/>
    </style:style>
    <style:style style:name="T14" style:family="text">
      <style:text-properties officeooo:rsid="002b962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3a3b" style:font-weight-asian="bold" style:font-weight-complex="bold"/>
    </style:style>
    <style:style style:name="T17" style:family="text">
      <style:text-properties officeooo:rsid="002d3a3b"/>
    </style:style>
    <style:style style:name="T18" style:family="text">
      <style:text-properties fo:font-style="italic"/>
    </style:style>
    <style:style style:name="T19" style:family="text">
      <style:text-properties fo:font-style="italic" officeooo:rsid="0010ebd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1" text:outline-level="1"><text:bookmark-start text:name="__RefHeading__934_1266146281"/>Destin – <text:span text:style-name="T1">Histoire Romaine</text:span><text:bookmark-end text:name="__RefHeading__934_126614628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2"><text:a xlink:type="simple" xlink:href="#__RefHeading__934_1266146281" text:style-name="Internet_20_link" text:visited-style-name="Internet_20_link">Destin – Histoire Romaine</text:a><text:tab/>1</text:p>
          <text:p text:style-name="P153"><text:a xlink:type="simple" xlink:href="#__RefHeading___Toc1567_2107091675" text:style-name="Internet_20_link" text:visited-style-name="Internet_20_link">I Caractéristiques de l'aventure</text:a><text:tab/>1</text:p>
          <text:p text:style-name="P154"><text:a xlink:type="simple" xlink:href="#__RefHeading___Toc1569_2107091675" text:style-name="Internet_20_link" text:visited-style-name="Internet_20_link">A Description</text:a><text:tab/>1</text:p>
          <text:p text:style-name="P154"><text:a xlink:type="simple" xlink:href="#__RefHeading___Toc1571_2107091675" text:style-name="Internet_20_link" text:visited-style-name="Internet_20_link">B Caractéristiques de base</text:a><text:tab/>1</text:p>
          <text:p text:style-name="P153"><text:a xlink:type="simple" xlink:href="#__RefHeading__1461_769659882" text:style-name="Internet_20_link" text:visited-style-name="Internet_20_link">II Caractéristiques obligatoires de personnage</text:a><text:tab/>1</text:p>
          <text:p text:style-name="P153"><text:a xlink:type="simple" xlink:href="#__RefHeading___Toc2200_2107091675" text:style-name="Internet_20_link" text:visited-style-name="Internet_20_link">III Caractérisation des autres personnages</text:a><text:tab/>2</text:p>
          <text:p text:style-name="P154"><text:a xlink:type="simple" xlink:href="#__RefHeading___Toc2202_2107091675" text:style-name="Internet_20_link" text:visited-style-name="Internet_20_link">A Liste de noms</text:a><text:tab/>2</text:p>
          <text:p text:style-name="P154"><text:a xlink:type="simple" xlink:href="#__RefHeading___Toc2204_2107091675" text:style-name="Internet_20_link" text:visited-style-name="Internet_20_link">B Liste de prénoms</text:a><text:tab/>2</text:p>
          <text:p text:style-name="P153"><text:a xlink:type="simple" xlink:href="#__RefHeading___Toc1573_2107091675" text:style-name="Internet_20_link" text:visited-style-name="Internet_20_link">IV Événements cruciaux</text:a><text:tab/>4</text:p>
          <text:p text:style-name="P154"><text:a xlink:type="simple" xlink:href="#__RefHeading___Toc2206_2107091675" text:style-name="Internet_20_link" text:visited-style-name="Internet_20_link">A Divinité tutélaire</text:a><text:tab/>5</text:p>
          <text:p text:style-name="P153"><text:a xlink:type="simple" xlink:href="#__RefHeading___Toc2208_2107091675" text:style-name="Internet_20_link" text:visited-style-name="Internet_20_link">V Autres événements à ajouter</text:a><text:tab/>6</text:p>
          <text:p text:style-name="P154"><text:a xlink:type="simple" xlink:href="#__RefHeading___Toc2210_2107091675" text:style-name="Internet_20_link" text:visited-style-name="Internet_20_link">A Dynastiques</text:a><text:tab/>6</text:p>
          <text:p text:style-name="P154"><text:a xlink:type="simple" xlink:href="#__RefHeading___Toc2212_2107091675" text:style-name="Internet_20_link" text:visited-style-name="Internet_20_link">B Complots</text:a><text:tab/>6</text:p>
          <text:p text:style-name="P155"><text:a xlink:type="simple" xlink:href="#__RefHeading___Toc2214_2107091675" text:style-name="Internet_20_link" text:visited-style-name="Internet_20_link">1 Caractéristiques associées</text:a><text:tab/>7</text:p>
          <text:p text:style-name="P155"><text:a xlink:type="simple" xlink:href="#__RefHeading___Toc2216_2107091675" text:style-name="Internet_20_link" text:visited-style-name="Internet_20_link">2 Événements associés</text:a><text:tab/>7</text:p>
        </text:index-body>
      </text:table-of-content>
      <text:h text:style-name="P149" text:outline-level="2"><text:bookmark-start text:name="__RefHeading___Toc1567_2107091675"/>Caractéristiques de l'aventure<text:bookmark-end text:name="__RefHeading___Toc1567_2107091675"/></text:h>
      <text:h text:style-name="Heading_20_3" text:outline-level="3"><text:bookmark-start text:name="__RefHeading___Toc1569_2107091675"/>Description<text:bookmark-end text:name="__RefHeading___Toc1569_2107091675"/></text:h>
      <text:p text:style-name="P45">Cette aventure fait vivre toute l'histoire de Rome en tant que dynastie de nobles romains. Le joueur a comme but de devenir dictateur ou empereur ce qui est très difficile, mais aussi de survivre et de participer à l'histoire tant qu'il le peut. Il ne peut pas changer les grands événements de l'histoire (ce qui compliquerait trop le système) c'est pourquoi la partie s'arrête si il devient empereur.</text:p>
      <text:p text:style-name="P45"><text:tab/>Cette aventure doit mêler autant les grands événements historisques que la vie normale d'un romain de cette époque.</text:p>
      <text:p text:style-name="P45"/>
      <text:h text:style-name="Heading_20_3" text:outline-level="3"><text:bookmark-start text:name="__RefHeading___Toc1571_2107091675"/>Caractéristiques de base<text:bookmark-end text:name="__RefHeading___Toc1571_2107091675"/></text:h>
      <text:p text:style-name="P1">Aventure de type dynastique.</text:p>
      <text:p text:style-name="P6">Thèmes : </text:p>
      <text:list xml:id="list1085655631480039765" text:style-name="L20">
        <text:list-item>
          <text:p text:style-name="P8"><text:span text:style-name="T5">Principaux : Histoire romaine. Antiquité.</text:span></text:p>
        </text:list-item>
        <text:list-item>
          <text:p text:style-name="P8"><text:span text:style-name="T5">Complémentaires : Famille. Guerre. Complots.</text:span></text:p>
        </text:list-item>
      </text:list>
      <text:p text:style-name="P5">Vitesse : un tour par mois.</text:p>
      <text:p text:style-name="P5">Proba d'aucun événement : 0,5</text:p>
      <text:p text:style-name="P1"/>
      <text:h text:style-name="P150" text:outline-level="2"><text:bookmark-start text:name="__RefHeading__1461_769659882"/><text:span text:style-name="T1">Caractéristiques obligatoires de personnage</text:span><text:bookmark-end text:name="__RefHeading__1461_769659882"/></text:h>
      <text:p text:style-name="P1">Les caractéristiques qui doivent être comptabilisées dans ce type d'aventure <text:span text:style-name="T3">d'autres apparaîtront en cours de partie)</text:span> : </text:p>
      <text:p text:style-name="P7"><text:soft-page-break/>Variables : </text:p>
      <text:list xml:id="list1901918127806156691" text:style-name="L19">
        <text:list-item>
          <text:p text:style-name="P3"><text:span text:style-name="T2">richesse (comparativement aux autres romains de famille noble)</text:span></text:p>
        </text:list-item>
        <text:list-item>
          <text:p text:style-name="P54">talent militaire</text:p>
        </text:list-item>
        <text:list-item>
          <text:p text:style-name="P3"><text:span text:style-name="T2">courage</text:span></text:p>
        </text:list-item>
        <text:list-item>
          <text:p text:style-name="P3"><text:span text:style-name="T2">charisme (beauté et éloquence à la romaine) : bonus pour se faire des relations, pour plaire au peuple etc...</text:span></text:p>
        </text:list-item>
        <text:list-item>
          <text:p text:style-name="P59">nombre de clients c'est à dire de gens fidèle à lui</text:p>
        </text:list-item>
        <text:list-item>
          <text:p text:style-name="P4"><text:span text:style-name="T3">prestige (= célébrité positive à Rome)</text:span></text:p>
        </text:list-item>
        <text:list-item>
          <text:p text:style-name="P56">sensualité (attirance pour tout e qui est nourriture, luxe, sexualité, alcool...)</text:p>
        </text:list-item>
        <text:list-item>
          <text:p text:style-name="P4"><text:span text:style-name="T3">sexe</text:span></text:p>
        </text:list-item>
      </text:list>
      <text:p text:style-name="P2"/>
      <text:p text:style-name="P147">Définitives</text:p>
      <text:p text:style-name="P2">- <text:span text:style-name="T4">famille (on joue une dynastie, peu importe le nom qu'on choisit au début)</text:span></text:p>
      <text:p text:style-name="P2"/>
      <text:h text:style-name="Heading_20_2" text:outline-level="2"><text:bookmark-start text:name="__RefHeading___Toc2200_2107091675"/>Caractérisation des autres personnages<text:bookmark-end text:name="__RefHeading___Toc2200_2107091675"/></text:h>
      <text:p text:style-name="P51">Parfois les personnages ne sont que des caractéristiques du personnage principal mais parfois ils ont suffisament d'importance pour être caractérisés.</text:p>
      <text:p text:style-name="P51">Ici les caractérisés sonr </text:p>
      <text:list xml:id="list1150158210516326842" text:style-name="L24">
        <text:list-item>
          <text:p text:style-name="P55"><text:span text:style-name="T8">les enfants du personnage joueur (au moins à l'héritage mais à priori à leur naissance)</text:span></text:p>
        </text:list-item>
        <text:list-item>
          <text:p text:style-name="P52">les ennemis et aliés politiques de premier plan</text:p>
        </text:list-item>
      </text:list>
      <text:p text:style-name="P51">Liste des caractéristiques :</text:p>
      <text:list xml:id="list2183350897264846673" text:style-name="L25">
        <text:list-item>
          <text:p text:style-name="P53">Loyauté (envers le joueur)</text:p>
        </text:list-item>
        <text:list-item>
          <text:p text:style-name="P57">Ambition? (bof)</text:p>
        </text:list-item>
      </text:list>
      <text:p text:style-name="P58"/>
      <text:h text:style-name="Heading_20_3" text:outline-level="3"><text:bookmark-start text:name="__RefHeading___Toc2202_2107091675"/>Liste de noms<text:bookmark-end text:name="__RefHeading___Toc2202_2107091675"/></text:h>
      <text:p text:style-name="P75"/>
      <text:h text:style-name="Heading_20_3" text:outline-level="3"><text:bookmark-start text:name="__RefHeading___Toc2204_2107091675"/>Liste de prénoms<text:bookmark-end text:name="__RefHeading___Toc2204_2107091675"/></text:h>
      <text:p text:style-name="P75">Masculins :</text:p>
      <text:list xml:id="list8372881049520152209" text:style-name="L63">
        <text:list-item>
          <text:p text:style-name="P78"><text:span text:style-name="T19">Agrippa</text:span><text:span text:style-name="T1"> </text:span></text:p>
        </text:list-item>
      </text:list>
      <text:list xml:id="list3621565614142852535" text:style-name="L28">
        <text:list-item>
          <text:p text:style-name="P80"><text:span text:style-name="T18">Appius (Ap.)</text:span> </text:p>
        </text:list-item>
      </text:list>
      <text:list xml:id="list5370583453970643548" text:style-name="L29">
        <text:list-item>
          <text:p text:style-name="P81"><text:span text:style-name="T18">Aulus (A.)</text:span> </text:p>
        </text:list-item>
      </text:list>
      <text:list xml:id="list922271306736300540" text:style-name="L30">
        <text:list-item>
          <text:p text:style-name="P82"><text:span text:style-name="T18">Caeso (K.)</text:span> </text:p>
        </text:list-item>
      </text:list>
      <text:list xml:id="list3294835814199558875" text:style-name="L31">
        <text:list-item>
          <text:p text:style-name="P83"><text:span text:style-name="T18">Decimus (D.)</text:span> </text:p>
        </text:list-item>
      </text:list>
      <text:list xml:id="list2156199993498866175" text:style-name="L32">
        <text:list-item>
          <text:p text:style-name="P84"><text:span text:style-name="T18">Faustus</text:span> </text:p>
        </text:list-item>
      </text:list>
      <text:list xml:id="list6357838774681403303" text:style-name="L33">
        <text:list-item>
          <text:p text:style-name="P85"><text:span text:style-name="T18">Caius</text:span> ou <text:span text:style-name="T18">Gaius (C.)</text:span><text:bookmark text:name="cite_ref-CG_1-0"/><text:a xlink:type="simple" xlink:href="https://fr.wikipedia.org/wiki/Prénom_romain#cite_note-CG-1" text:style-name="Internet_20_link" text:visited-style-name="Visited_20_Internet_20_Link">1</text:a> </text:p>
        </text:list-item>
      </text:list>
      <text:list xml:id="list6519588202079144198" text:style-name="L34">
        <text:list-item>
          <text:p text:style-name="P86"><text:span text:style-name="T18">Gnaeus</text:span> ou <text:span text:style-name="T18">Cnaeus (Cn.)</text:span><text:bookmark text:name="cite_ref-CG_1-1"/><text:a xlink:type="simple" xlink:href="https://fr.wikipedia.org/wiki/Prénom_romain#cite_note-CG-1" text:style-name="Internet_20_link" text:visited-style-name="Visited_20_Internet_20_Link">1</text:a> </text:p>
        </text:list-item>
      </text:list>
      <text:list xml:id="list2787386501202440389" text:style-name="L35">
        <text:list-item>
          <text:p text:style-name="P87"><text:soft-page-break/><text:span text:style-name="T18">Hostus</text:span> </text:p>
        </text:list-item>
      </text:list>
      <text:list xml:id="list967570345483282026" text:style-name="L36">
        <text:list-item>
          <text:p text:style-name="P88"><text:span text:style-name="T18">Lucius (L.)</text:span> </text:p>
        </text:list-item>
      </text:list>
      <text:list xml:id="list4797651567664727311" text:style-name="L37">
        <text:list-item>
          <text:p text:style-name="P89"><text:span text:style-name="T18">Mamercus (Mam.)</text:span> </text:p>
        </text:list-item>
      </text:list>
      <text:list xml:id="list5662114609863888180" text:style-name="L38">
        <text:list-item>
          <text:p text:style-name="P90"><text:span text:style-name="T18">Manius (ꟿ.)</text:span> </text:p>
        </text:list-item>
      </text:list>
      <text:list xml:id="list1294905716738154527" text:style-name="L39">
        <text:list-item>
          <text:p text:style-name="P91"><text:span text:style-name="T18">Marcus (M.)</text:span> </text:p>
        </text:list-item>
      </text:list>
      <text:list xml:id="list8943081219110613533" text:style-name="L40">
        <text:list-item>
          <text:p text:style-name="P92"><text:span text:style-name="T18">Marius</text:span> </text:p>
        </text:list-item>
      </text:list>
      <text:list xml:id="list97581367665641303" text:style-name="L41">
        <text:list-item>
          <text:p text:style-name="P93"><text:span text:style-name="T18">Mettius</text:span> </text:p>
        </text:list-item>
      </text:list>
      <text:list xml:id="list6791017504314474954" text:style-name="L42">
        <text:list-item>
          <text:p text:style-name="P94"><text:span text:style-name="T18">Maximus</text:span> </text:p>
        </text:list-item>
      </text:list>
      <text:list xml:id="list8857294212697908690" text:style-name="L43">
        <text:list-item>
          <text:p text:style-name="P95"><text:span text:style-name="T18">Nonus</text:span> </text:p>
        </text:list-item>
      </text:list>
      <text:list xml:id="list6108083641957338986" text:style-name="L44">
        <text:list-item>
          <text:p text:style-name="P96"><text:span text:style-name="T18">Numerius (N.)</text:span> </text:p>
        </text:list-item>
      </text:list>
      <text:list xml:id="list5088137360309150788" text:style-name="L45">
        <text:list-item>
          <text:p text:style-name="P97"><text:span text:style-name="T18">Octavius</text:span> </text:p>
        </text:list-item>
      </text:list>
      <text:list xml:id="list4384756793233996115" text:style-name="L46">
        <text:list-item>
          <text:p text:style-name="P98"><text:span text:style-name="T18">Opiter</text:span> </text:p>
        </text:list-item>
      </text:list>
      <text:list xml:id="list4806000591661554683" text:style-name="L47">
        <text:list-item>
          <text:p text:style-name="P99"><text:span text:style-name="T18">Paullus</text:span> </text:p>
        </text:list-item>
      </text:list>
      <text:list xml:id="list5234038876219714818" text:style-name="L48">
        <text:list-item>
          <text:p text:style-name="P100"><text:span text:style-name="T18">Postumus (Post.)</text:span> </text:p>
        </text:list-item>
      </text:list>
      <text:list xml:id="list4997908781608760284" text:style-name="L49">
        <text:list-item>
          <text:p text:style-name="P101"><text:span text:style-name="T18">Proculus (Pro.)</text:span> </text:p>
        </text:list-item>
      </text:list>
      <text:list xml:id="list3110517911069701281" text:style-name="L50">
        <text:list-item>
          <text:p text:style-name="P102"><text:span text:style-name="T18">Publius (P.)</text:span> </text:p>
        </text:list-item>
      </text:list>
      <text:list xml:id="list5034429815644292266" text:style-name="L51">
        <text:list-item>
          <text:p text:style-name="P103"><text:span text:style-name="T18">Quartus</text:span> </text:p>
        </text:list-item>
      </text:list>
      <text:list xml:id="list7633581105498044102" text:style-name="L52">
        <text:list-item>
          <text:p text:style-name="P104"><text:span text:style-name="T18">Quintus (Q.)</text:span> </text:p>
        </text:list-item>
      </text:list>
      <text:list xml:id="list1947482043503692397" text:style-name="L53">
        <text:list-item>
          <text:p text:style-name="P105"><text:span text:style-name="T18">Salone (S.)</text:span> </text:p>
        </text:list-item>
      </text:list>
      <text:list xml:id="list8268009376433387132" text:style-name="L54">
        <text:list-item>
          <text:p text:style-name="P106"><text:span text:style-name="T18">Secundus</text:span> </text:p>
        </text:list-item>
      </text:list>
      <text:list xml:id="list1641041000214300779" text:style-name="L55">
        <text:list-item>
          <text:p text:style-name="P107"><text:span text:style-name="T18">Septimus</text:span> </text:p>
        </text:list-item>
      </text:list>
      <text:list xml:id="list3885285552973109787" text:style-name="L56">
        <text:list-item>
          <text:p text:style-name="P108"><text:span text:style-name="T18">Sertor</text:span> </text:p>
        </text:list-item>
      </text:list>
      <text:list xml:id="list6898767473122902788" text:style-name="L57">
        <text:list-item>
          <text:p text:style-name="P109"><text:span text:style-name="T18">Servius (Ser.)</text:span> </text:p>
        </text:list-item>
      </text:list>
      <text:list xml:id="list164053034388182473" text:style-name="L58">
        <text:list-item>
          <text:p text:style-name="P110"><text:span text:style-name="T18">Sextus (Sex.)</text:span> </text:p>
        </text:list-item>
      </text:list>
      <text:list xml:id="list7240228854547905460" text:style-name="L59">
        <text:list-item>
          <text:p text:style-name="P111"><text:span text:style-name="T18">Spurius (Sp.)</text:span> </text:p>
        </text:list-item>
      </text:list>
      <text:list xml:id="list3716903801985248634" text:style-name="L60">
        <text:list-item>
          <text:p text:style-name="P112"><text:span text:style-name="T18">Statius</text:span> </text:p>
        </text:list-item>
      </text:list>
      <text:list xml:id="list3705020485522469733" text:style-name="L61">
        <text:list-item>
          <text:p text:style-name="P113"><text:span text:style-name="T18">Tertius</text:span> </text:p>
        </text:list-item>
      </text:list>
      <text:list xml:id="list2210746282883264438" text:style-name="L62">
        <text:list-item>
          <text:p text:style-name="P77"><text:span text:style-name="T18">Tiberius (Ti.)</text:span> </text:p>
        </text:list-item>
      </text:list>
      <text:p text:style-name="P75">Féminins :</text:p>
      <text:list xml:id="list88952794401770403" text:style-name="L99">
        <text:list-item>
          <text:p text:style-name="P76">Appia (Ap.) </text:p>
        </text:list-item>
      </text:list>
      <text:list xml:id="list288163101804798847" text:style-name="L65">
        <text:list-item>
          <text:p text:style-name="P114">Aula (A.) </text:p>
        </text:list-item>
      </text:list>
      <text:list xml:id="list1475922780962815293" text:style-name="L66">
        <text:list-item>
          <text:p text:style-name="P115">Caesula </text:p>
        </text:list-item>
      </text:list>
      <text:list xml:id="list7870481252104888727" text:style-name="L67">
        <text:list-item>
          <text:p text:style-name="P116">Decima (D.) </text:p>
        </text:list-item>
      </text:list>
      <text:list xml:id="list2081481423199589743" text:style-name="L68">
        <text:list-item>
          <text:p text:style-name="P117">Fausta (F.) </text:p>
        </text:list-item>
      </text:list>
      <text:list xml:id="list6280257465099636312" text:style-name="L69">
        <text:list-item>
          <text:p text:style-name="P118">Gaia (C.) </text:p>
        </text:list-item>
      </text:list>
      <text:list xml:id="list4952148856219279375" text:style-name="L70">
        <text:list-item>
          <text:p text:style-name="P119">Gnaea (Cn.) </text:p>
        </text:list-item>
      </text:list>
      <text:list xml:id="list2163027790498225949" text:style-name="L71">
        <text:list-item>
          <text:p text:style-name="P120">Hosta (H.) </text:p>
        </text:list-item>
      </text:list>
      <text:list xml:id="list816078281425653504" text:style-name="L72">
        <text:list-item>
          <text:p text:style-name="P121">Licinia (L.) </text:p>
        </text:list-item>
      </text:list>
      <text:list xml:id="list739393680738734143" text:style-name="L73">
        <text:list-item>
          <text:p text:style-name="P122">Maio (Mai.) </text:p>
        </text:list-item>
      </text:list>
      <text:list xml:id="list5195121067530372866" text:style-name="L74">
        <text:list-item>
          <text:p text:style-name="P123">Mamerca (Mam.) </text:p>
        </text:list-item>
      </text:list>
      <text:list xml:id="list4653101370610268719" text:style-name="L75">
        <text:list-item>
          <text:p text:style-name="P124">Mania (M'.) </text:p>
        </text:list-item>
      </text:list>
      <text:list xml:id="list2676065897158199691" text:style-name="L76">
        <text:list-item>
          <text:p text:style-name="P125">Marcia (M.) </text:p>
        </text:list-item>
      </text:list>
      <text:list xml:id="list5984716646804188426" text:style-name="L77">
        <text:list-item>
          <text:p text:style-name="P126">Maxima </text:p>
        </text:list-item>
      </text:list>
      <text:list xml:id="list1855572631939121842" text:style-name="L78">
        <text:list-item>
          <text:p text:style-name="P127">Mettia </text:p>
        </text:list-item>
      </text:list>
      <text:list xml:id="list646556065164830120" text:style-name="L79">
        <text:list-item>
          <text:p text:style-name="P128">Mino (Min.) </text:p>
        </text:list-item>
      </text:list>
      <text:list xml:id="list1246436960625166620" text:style-name="L80">
        <text:list-item>
          <text:p text:style-name="P129">Nona </text:p>
        </text:list-item>
      </text:list>
      <text:list xml:id="list922445076969204747" text:style-name="L81">
        <text:list-item>
          <text:p text:style-name="P130">Numeria (N.) </text:p>
        </text:list-item>
      </text:list>
      <text:list xml:id="list82891822231217616" text:style-name="L82">
        <text:list-item>
          <text:p text:style-name="P131"><text:soft-page-break/>Octavia (Oct.) </text:p>
        </text:list-item>
      </text:list>
      <text:list xml:id="list1915391781035190501" text:style-name="L83">
        <text:list-item>
          <text:p text:style-name="P132">Paulla </text:p>
        </text:list-item>
      </text:list>
      <text:list xml:id="list1468689962400801809" text:style-name="L84">
        <text:list-item>
          <text:p text:style-name="P133">Postuma (Post.) </text:p>
        </text:list-item>
      </text:list>
      <text:list xml:id="list5410993605413226792" text:style-name="L85">
        <text:list-item>
          <text:p text:style-name="P134">Prima </text:p>
        </text:list-item>
      </text:list>
      <text:list xml:id="list1044260507581749939" text:style-name="L86">
        <text:list-item>
          <text:p text:style-name="P135">Procula (Pro.) </text:p>
        </text:list-item>
      </text:list>
      <text:list xml:id="list6670292681202406609" text:style-name="L87">
        <text:list-item>
          <text:p text:style-name="P136">Publia (P.) </text:p>
        </text:list-item>
      </text:list>
      <text:list xml:id="list6019886634534428481" text:style-name="L88">
        <text:list-item>
          <text:p text:style-name="P137">Quarta </text:p>
        </text:list-item>
      </text:list>
      <text:list xml:id="list1379113613399060439" text:style-name="L89">
        <text:list-item>
          <text:p text:style-name="P138">Quinta (Q.) </text:p>
        </text:list-item>
      </text:list>
      <text:list xml:id="list5479618766398310651" text:style-name="L90">
        <text:list-item>
          <text:p text:style-name="P139">Secunda (Seq.) </text:p>
        </text:list-item>
      </text:list>
      <text:list xml:id="list6935856044025925201" text:style-name="L91">
        <text:list-item>
          <text:p text:style-name="P140">Septima </text:p>
        </text:list-item>
      </text:list>
      <text:list xml:id="list2123871992246115042" text:style-name="L92">
        <text:list-item>
          <text:p text:style-name="P141">Servia (Ser.) </text:p>
        </text:list-item>
      </text:list>
      <text:list xml:id="list6449983065159392927" text:style-name="L93">
        <text:list-item>
          <text:p text:style-name="P142">Sexta (Sex.) </text:p>
        </text:list-item>
      </text:list>
      <text:list xml:id="list3565771281722378930" text:style-name="L94">
        <text:list-item>
          <text:p text:style-name="P143">Spuria (Sp.) </text:p>
        </text:list-item>
      </text:list>
      <text:list xml:id="list2108082355786979351" text:style-name="L95">
        <text:list-item>
          <text:p text:style-name="P144">Statia (St.) </text:p>
        </text:list-item>
      </text:list>
      <text:list xml:id="list980514277075745418" text:style-name="L96">
        <text:list-item>
          <text:p text:style-name="P145">Tertia </text:p>
        </text:list-item>
      </text:list>
      <text:list xml:id="list8613511386799928480" text:style-name="L97">
        <text:list-item>
          <text:p text:style-name="P146">Titia (T.) </text:p>
        </text:list-item>
      </text:list>
      <text:list xml:id="list5329896657220390475" text:style-name="L98">
        <text:list-item>
          <text:p text:style-name="P79">Tiberia (Ti.) </text:p>
        </text:list-item>
      </text:list>
      <text:h text:style-name="Heading_20_2" text:outline-level="2"><text:bookmark-start text:name="__RefHeading___Toc1573_2107091675"/>Événements cruciaux<text:bookmark-end text:name="__RefHeading___Toc1573_2107091675"/></text:h>
      <text:p text:style-name="P9">événements qui doivent forcément arriver :</text:p>
      <text:p text:style-name="P9"><text:span text:style-name="Strong_20_Emphasis"><text:span text:style-name="T7">Existence</text:span></text:span><text:span text:style-name="Strong_20_Emphasis"> de Rome</text:span></text:p>
      <text:p text:style-name="P9">Cet événement lancé en tout début de partie est en fait l'aventure lui-même. Il est important car tous les événements historiques seront testés sur sa durée.</text:p>
      <text:p text:style-name="P9">Condition : Histoire romaine.</text:p>
      <text:p text:style-name="P9">Proba : 0</text:p>
      <text:p text:style-name="P20">Embranchements : aucun</text:p>
      <text:p text:style-name="P61">Effet durable : aucun</text:p>
      <text:p text:style-name="P24">Fin : durée "Naissance de Rome" &gt; [année romaine de fin du jeu] années</text:p>
      <text:p text:style-name="P28">Texte : </text:p>
      <text:list xml:id="list3934330754639595961" text:style-name="L21">
        <text:list-item>
          <text:p text:style-name="P29">début : Rome est fondée par Romus et Remulus</text:p>
        </text:list-item>
        <text:list-item>
          <text:p text:style-name="P29">Fin : Rome est mise à sac par les barbares, l'empire s'effondre</text:p>
        </text:list-item>
      </text:list>
      <text:p text:style-name="P46"/>
      <text:p text:style-name="P48">Mort du personnage patricien</text:p>
      <text:p text:style-name="Text_20_body">C'est la mort du personnage joué et son effet est de déclencher l'héritage,</text:p>
      <text:p text:style-name="P10">Condition : <text:span text:style-name="T7">Personnage mort</text:span>.</text:p>
      <text:p text:style-name="P10">Proba : 0</text:p>
      <text:p text:style-name="P21">Embranchements : </text:p>
      <text:list xml:id="list765756155228886235" text:style-name="L23">
        <text:list-item>
          <text:p text:style-name="P49"><text:span text:style-name="T7">est-ce que le joueur a un ou plusieurs enfants ? Oui = 2. Non = fin de la partie</text:span></text:p>
        </text:list-item>
        <text:list-item>
          <text:p text:style-name="P49"><text:span text:style-name="T7">Choisir un personnage entre tous les enfants mâles du joueur pour le jouer à son tour. Si il n'y a aucun garçon, entre toutes les filles. (ou donner le choix entre tous?) Chaque personnage a ses caractéristques principales affichées (âge, prestige, ...) puis embrachement 3.</text:span></text:p>
        </text:list-item>
        <text:list-item>
          <text:p text:style-name="P47"><text:soft-page-break/>Héritage. Les caractéristique du personnage ancien sont supprimées et remplacées par le nouveau à part sa richesse. On ajoute au prestige du nouveau personnage le prestige de son père divisé par 2. Puis fin de l'événement.</text:p>
        </text:list-item>
      </text:list>
      <text:p text:style-name="P37">Texte : </text:p>
      <text:list xml:id="list14833945765234" text:continue-list="list3934330754639595961" text:style-name="L21">
        <text:list-item>
          <text:p text:style-name="P30">début : <text:span text:style-name="T7">[Nom du personnage] est mort.</text:span></text:p>
        </text:list-item>
        <text:list-item>
          <text:p text:style-name="P30">Fin : <text:span text:style-name="T7">[Nom du personnage] lui succède à la tête de la famille</text:span></text:p>
        </text:list-item>
      </text:list>
      <text:p text:style-name="P50"/>
      <text:h text:style-name="Heading_20_3" text:outline-level="3"><text:bookmark-start text:name="__RefHeading___Toc2206_2107091675"/>Divinité tutélaire<text:bookmark-end text:name="__RefHeading___Toc2206_2107091675"/></text:h>
      <text:p text:style-name="P60">Ajout intéressant mais qui casserait peut-être le côté historique. Il a tout de même le gros avantage de favoriser la rejouabilité en changeant la direction de la partie.</text:p>
      <text:p text:style-name="P60">Le joueur a un événement supplémentaire en début de partie qui va lui faire choisir un dieu tutélaire qui aura un effet durable très important sur la partie entière.</text:p>
      <text:p text:style-name="P60"/>
      <text:p text:style-name="P11"><text:span text:style-name="Strong_20_Emphasis"><text:span text:style-name="T9">Choix de divinité tutélaire</text:span></text:span></text:p>
      <text:p text:style-name="P11">Condition : Histoire romaine <text:span text:style-name="T9">&amp;&amp; </text:span><text:span text:style-name="Strong_20_Emphasis"><text:span text:style-name="T7">Existence</text:span></text:span><text:span text:style-name="Strong_20_Emphasis"> de Rome </text:span><text:span text:style-name="Strong_20_Emphasis"><text:span text:style-name="T9">&gt; 0</text:span></text:span></text:p>
      <text:p text:style-name="Text_20_body">Proba : 1</text:p>
      <text:p text:style-name="P22">Embranchements : <text:span text:style-name="T9">choix entre toutes les divinités tutélaires, chaque décision déclenchant l'événement associé décrit ci après et la fin de cet événement.</text:span></text:p>
      <text:p text:style-name="P38">Texte : </text:p>
      <text:list xml:id="list14832965322002" text:continue-numbering="true" text:style-name="L21">
        <text:list-item>
          <text:p text:style-name="P31">début : <text:span text:style-name="T9">Un Dieu va veiller sur vous et votre famille durant toute votre aventure. Certains disent qu'il s'agit du fondateur de votre dynastie.</text:span></text:p>
        </text:list-item>
        <text:list-item>
          <text:p text:style-name="P31">Fin : ""</text:p>
        </text:list-item>
      </text:list>
      <text:p text:style-name="P38"/>
      <text:p text:style-name="P12"><text:span text:style-name="Strong_20_Emphasis"><text:span text:style-name="T10">Protection de Mars</text:span></text:span></text:p>
      <text:p text:style-name="P13">Condition : Histoire romaine <text:span text:style-name="T11">&amp;&amp; Aucune protection divine &amp;&amp; Prestige &gt;= 1</text:span></text:p>
      <text:p text:style-name="P12">Proba : <text:span text:style-name="T11">0.01</text:span></text:p>
      <text:p text:style-name="P61">Effet durable : Double les probabilités de victoire lors des batailles ou des combats</text:p>
      <text:p text:style-name="P25">Fin : <text:span text:style-name="T10">Fuite devant un ennemi</text:span></text:p>
      <text:p text:style-name="P39">Texte : </text:p>
      <text:list xml:id="list14834161195541" text:continue-numbering="true" text:style-name="L21">
        <text:list-item>
          <text:p text:style-name="P32">début : <text:span text:style-name="T10">Mars vous prend sous sa protection</text:span></text:p>
        </text:list-item>
        <text:list-item>
          <text:p text:style-name="P32">Fin : <text:span text:style-name="T10">Votre lâcheté vous déshonore, Mars refuse de continuer à vous protéger</text:span></text:p>
        </text:list-item>
      </text:list>
      <text:p text:style-name="P40"/>
      <text:p text:style-name="P13"><text:span text:style-name="Strong_20_Emphasis"><text:span text:style-name="T10">Protection de Vénus</text:span></text:span></text:p>
      <text:p text:style-name="P13">Condition : Histoire romaine <text:span text:style-name="T11">&amp;&amp; Aucune protection divine &amp;&amp; Prestige &gt;= 1</text:span></text:p>
      <text:p text:style-name="P13">Proba : <text:span text:style-name="T11">0.01</text:span></text:p>
      <text:p text:style-name="P62">Effet durable : Double les probabilités de <text:span text:style-name="T11">séduction et de concevoir un enfant</text:span></text:p>
      <text:p text:style-name="P26">Fin : <text:span text:style-name="T11">Sans femme ni maîtresse &amp;&amp; pubère</text:span></text:p>
      <text:p text:style-name="P40"><text:soft-page-break/>Texte : </text:p>
      <text:list xml:id="list14833845012250" text:continue-numbering="true" text:style-name="L21">
        <text:list-item>
          <text:p text:style-name="P33">début : </text:p>
        </text:list-item>
        <text:list-item>
          <text:p text:style-name="P33">Fin : </text:p>
        </text:list-item>
      </text:list>
      <text:p text:style-name="P40"/>
      <text:p text:style-name="P13"><text:span text:style-name="Strong_20_Emphasis"><text:span text:style-name="T10">Protection de Hestia</text:span></text:span></text:p>
      <text:p text:style-name="P13"><text:span text:style-name="Strong_20_Emphasis"><text:span text:style-name="T10">Protection de Jupiter</text:span></text:span></text:p>
      <text:p text:style-name="P13"><text:span text:style-name="Strong_20_Emphasis"><text:span text:style-name="T10">Protection de Mercure</text:span></text:span></text:p>
      <text:p text:style-name="P13"><text:span text:style-name="Strong_20_Emphasis"><text:span text:style-name="T10">Protection de Minerve</text:span></text:span></text:p>
      <text:p text:style-name="P13"><text:span text:style-name="Strong_20_Emphasis"><text:span text:style-name="T10">Protection de Junon</text:span></text:span></text:p>
      <text:p text:style-name="P13"><text:span text:style-name="Strong_20_Emphasis"><text:span text:style-name="T10">Protection de Vulcain</text:span></text:span></text:p>
      <text:p text:style-name="P13"><text:span text:style-name="Strong_20_Emphasis"><text:span text:style-name="T10">Protection de Neptune</text:span></text:span></text:p>
      <text:p text:style-name="P13"><text:span text:style-name="Strong_20_Emphasis"><text:span text:style-name="T10">Protection de Pluton</text:span></text:span></text:p>
      <text:p text:style-name="P13"><text:span text:style-name="Strong_20_Emphasis"><text:span text:style-name="T10">Protection de Apollon</text:span></text:span></text:p>
      <text:p text:style-name="P13"><text:span text:style-name="Strong_20_Emphasis"><text:span text:style-name="T10">Protection de Diane</text:span></text:span></text:p>
      <text:p text:style-name="P13"><text:span text:style-name="Strong_20_Emphasis"><text:span text:style-name="T10">Protection de Déméter</text:span></text:span></text:p>
      <text:p text:style-name="P14"><text:span text:style-name="Strong_20_Emphasis"><text:span text:style-name="T10">Protection de Bacchus</text:span></text:span></text:p>
      <text:p text:style-name="P15"><text:span text:style-name="Strong_20_Emphasis"><text:span text:style-name="T10">Protection de Hercule</text:span></text:span></text:p>
      <text:p text:style-name="P15"><text:span text:style-name="Strong_20_Emphasis"/></text:p>
      <text:p text:style-name="P15"><text:span text:style-name="Strong_20_Emphasis"/></text:p>
      <text:h text:style-name="Heading_20_2" text:outline-level="2"><text:bookmark-start text:name="__RefHeading___Toc2208_2107091675"/>Autres événements à ajouter<text:bookmark-end text:name="__RefHeading___Toc2208_2107091675"/></text:h>
      <text:h text:style-name="Heading_20_3" text:outline-level="3"><text:bookmark-start text:name="__RefHeading___Toc2210_2107091675"/>Dynastiques<text:bookmark-end text:name="__RefHeading___Toc2210_2107091675"/></text:h>
      <text:p text:style-name="P16"><text:span text:style-name="Strong_20_Emphasis"><text:span text:style-name="T12">Adoption</text:span></text:span></text:p>
      <text:p text:style-name="P16">Condition : Histoire romaine <text:span text:style-name="T11">&amp;&amp; Age &gt;= 40 &amp;&amp; Prestige &gt;= 2</text:span></text:p>
      <text:p text:style-name="P16">Proba : <text:span text:style-name="T11">0.01</text:span></text:p>
      <text:p text:style-name="P64">Effet : générer un nouveau personnage ayant des caractéristiques globalement supérieures à la moyenne et un âge de 20 ans.</text:p>
      <text:p text:style-name="P64">Embranchements : choix simple oui (il est ajouté aux enfants du héros) ou non. Fin de l'événement ensuite de toute façon.</text:p>
      <text:p text:style-name="P41">Texte : </text:p>
      <text:list xml:id="list14834137040849" text:continue-numbering="true" text:style-name="L21">
        <text:list-item>
          <text:p text:style-name="P34">début : <text:span text:style-name="T12">un enfant particulièrement doué semble d'être digne que vous l'ajoutiez à votre prestigieuse famille</text:span></text:p>
        </text:list-item>
        <text:list-item>
          <text:p text:style-name="P34">Fin : ""</text:p>
        </text:list-item>
      </text:list>
      <text:p text:style-name="P41"/>
      <text:h text:style-name="Heading_20_3" text:outline-level="3"><text:bookmark-start text:name="__RefHeading___Toc2212_2107091675"/>Complots<text:bookmark-end text:name="__RefHeading___Toc2212_2107091675"/></text:h>
      <text:p text:style-name="P71">À définir : est-ce que le joueur peut créer des complots ? Comment évoluent-t'ils ? Est-ce qu'il s'agit <text:soft-page-break/>d'un objet en soit ?</text:p>
      <text:h text:style-name="Heading_20_4" text:outline-level="4"><text:bookmark-start text:name="__RefHeading___Toc2214_2107091675"/>Caractéristiques associées<text:bookmark-end text:name="__RefHeading___Toc2214_2107091675"/></text:h>
      <text:p text:style-name="P70">Qui apparaissent à partir du moment où le personnage dépasse 0 en carac complot</text:p>
      <text:p text:style-name="Text_20_body"><text:span text:style-name="T15">Comploteur</text:span> : 0 (normal) à 3 (traître intégral à la patrie)</text:p>
      <text:p text:style-name="P70"><text:span text:style-name="T15">Noble comploteurs :</text:span> 0 (aucun) à 3 énormément</text:p>
      <text:p text:style-name="P72"><text:span text:style-name="T15">Armée rebelle</text:span> : 0 à 3 (plusieurs légions bien armées)</text:p>
      <text:p text:style-name="P74"><text:span text:style-name="T15">Plans annexes de complots</text:span> : 0 à 3 (incendies et meurtres bien planifiés)</text:p>
      <text:p text:style-name="P74"><text:span text:style-name="T15">Révélation du complot</text:span> : -3 (démarrage, ultra secret) à +3 découvert</text:p>
      <text:p text:style-name="P70"/>
      <text:p text:style-name="P72">Calcul du <text:span text:style-name="T15">pourcentage de réussite </text:span><text:span text:style-name="T16">de complot</text:span> : </text:p>
      <text:p text:style-name="P73">(Nobles comploteurs + Armée rebelle + Nombre de clients <text:span text:style-name="T17">+ Plans annexes de complots</text:span>) / 10</text:p>
      <text:h text:style-name="Heading_20_4" text:outline-level="4"><text:bookmark-start text:name="__RefHeading___Toc2216_2107091675"/>Événements associés<text:bookmark-end text:name="__RefHeading___Toc2216_2107091675"/></text:h>
      <text:p text:style-name="P18"><text:span text:style-name="Strong_20_Emphasis"><text:span text:style-name="T13">Fréquentation de jeunes nobles débauchés</text:span></text:span></text:p>
      <text:p text:style-name="P17"><text:span text:style-name="Strong_20_Emphasis"><text:span text:style-name="T13">Fréquentation de courtisanes dangereuses</text:span></text:span></text:p>
      <text:p text:style-name="P17">Condition : Histoire romaine <text:span text:style-name="T13">&amp;&amp; (prestige &lt; 0)</text:span></text:p>
      <text:p text:style-name="P17">Proba : <text:span text:style-name="T13">0,05</text:span></text:p>
      <text:p text:style-name="P23">Embranchements : </text:p>
      <text:list xml:id="list7413302210481936476" text:style-name="L26">
        <text:list-item>
          <text:p text:style-name="P68"><text:span text:style-name="T13">Essayer d'en faire des suivantes corrompues qui vous aideront dans vos affaires et complots. (2) Les éviter absolument (si sensualité &lt; 0 seulement) (3). Ou Juste profiter de la soirée (4)</text:span></text:p>
        </text:list-item>
        <text:list-item>
          <text:p text:style-name="P66">Vous devenez un de leurs protecteurs et amants et bénéficiez de leurs informations sur la société romaine et d'une part de leurs revenus. clients + 0,2 prestige -0,1 sensualité +0,1 débauche sexuelle +1 - Fin de l'événement</text:p>
        </text:list-item>
        <text:list-item>
          <text:p text:style-name="P65">Fin de l'événement</text:p>
        </text:list-item>
        <text:list-item>
          <text:p text:style-name="P69">richesse -0,1 <text:span text:style-name="T13">débauche sexuelle +</text:span>0,3 - <text:span text:style-name="T13">Fin de l'événement</text:span></text:p>
        </text:list-item>
      </text:list>
      <text:p text:style-name="P42">Texte : </text:p>
      <text:list xml:id="list14832387918725" text:continue-list="list14834137040849" text:style-name="L21">
        <text:list-item>
          <text:p text:style-name="P67"><text:span text:style-name="T6">début : Un soir de beuverie vous vous trouvez en compagnie de courtisanes particulièrement débauchées et corrompues</text:span></text:p>
        </text:list-item>
      </text:list>
      <text:p text:style-name="P42"><text:span text:style-name="Strong_20_Emphasis"/></text:p>
      <text:p text:style-name="P18"><text:span text:style-name="Strong_20_Emphasis"><text:span text:style-name="T13">Contacté par un comploteur (Catilina?)</text:span></text:span></text:p>
      <text:p text:style-name="P17"><text:span text:style-name="Strong_20_Emphasis"><text:span text:style-name="T13">Contacté par un assassin</text:span></text:span></text:p>
      <text:p text:style-name="P17">Condition : Histoire romaine <text:span text:style-name="T13">&amp;&amp; (prestige &lt; 0)</text:span></text:p>
      <text:p text:style-name="P17">Proba : </text:p>
      <text:p text:style-name="P23">Embranchements : </text:p>
      <text:p text:style-name="P63">Effet durable : </text:p>
      <text:p text:style-name="P27">Fin : </text:p>
      <text:p text:style-name="P42">Texte : </text:p>
      <text:list xml:id="list14834329582461" text:continue-numbering="true" text:style-name="L21">
        <text:list-item>
          <text:p text:style-name="P35"><text:soft-page-break/>début : </text:p>
        </text:list-item>
        <text:list-item>
          <text:p text:style-name="P36">Fin : </text:p>
          <text:p text:style-name="P36"><text:span text:style-name="Strong_20_Emphasis"/></text:p>
        </text:list-item>
      </text:list>
      <text:p text:style-name="P43"><text:span text:style-name="Strong_20_Emphasis"><text:span text:style-name="T14">Découverte du complot par les autorités</text:span></text:span></text:p>
      <text:p text:style-name="P44"><text:span text:style-name="Strong_20_Emphasis"><text:span text:style-name="T17">Planification de meurtres</text:span></text:span></text:p>
      <text:p text:style-name="P44"><text:span text:style-name="Strong_20_Emphasis"><text:span text:style-name="T17">Planification de meurtres</text:span></text:span></text:p>
      <text:p text:style-name="P148"/>
      <text:p text:style-name="P19"><text:span text:style-name="Strong_20_Emphasis"><text:span text:style-name="T14">Le complot est prêt à être déclenché</text:span></text:span></text:p>
      <text:p text:style-name="Text_20_body">Et il a de fortes chances de réussir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4e1e01" draw:opacity="100%"/>
      <style:paragraph-properties style:page-number="auto" fo:background-color="#4e1e01" style:shadow="none">
        <style:tab-stops/>
      </style:paragraph-properties>
      <style:text-properties fo:font-variant="small-caps" fo:color="#e3c91c" style:font-name="Trajan Pro" fo:font-family="'Trajan Pro'" style:font-style-name="Normal" style:font-family-generic="roman" style:font-pitch="variable" fo:font-size="16pt" fo:font-style="normal" style:text-underline-style="none" fo:font-weight="normal" style:font-size-asian="14pt" style:font-style-asian="italic" style:font-weight-asian="bold" style:font-size-complex="14pt" style:font-style-complex="italic" style:font-weight-complex="bold" style:font-relief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style:font-name="Trajan Pro1" fo:font-family="'Trajan Pro'" style:font-style-name="Gras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64506" draw:opacity="100%"/>
      <style:paragraph-properties fo:margin-left="0.76cm" fo:margin-right="0cm" fo:text-indent="-0.161cm" style:auto-text-indent="false" fo:background-color="#964506" style:shadow="none">
        <style:tab-stops/>
        <style:drop-cap/>
      </style:paragraph-properties>
      <style:text-properties fo:color="#e3a12e" style:font-name="Trajan Pro1" fo:font-family="'Trajan Pro'" style:font-style-name="Gras" style:font-family-generic="roman" style:font-pitch="variable"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0.54cm" style:auto-text-indent="false">
        <style:tab-stops/>
      </style:paragraph-properties>
      <style:text-properties fo:color="#280099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ajan Pro1" fo:font-family="'Trajan Pro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rait" style:family="paragraph" style:parent-style-name="Text_20_body">
      <style:text-properties fo:color="#6b0094" style:font-name="Eras Medium ITC" fo:font-family="'Eras Medium ITC'" style:font-style-name="Gras" style:font-family-generic="swiss" style:font-pitch="variable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161cm" fo:margin-right="0cm" fo:text-indent="0.3cm" style:auto-text-indent="false">
        <style:tab-stops/>
      </style:paragraph-properties>
      <style:text-properties fo:color="#004a4a" style:font-name="Batang" fo:font-family="Batang" style:font-style-name="Italique" style:font-family-generic="roman" style:font-pitch="variable" fo:font-size="80%" fo:font-style="italic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À_20_faire" style:display-name="À faire" style:family="text">
      <style:text-properties fo:color="#800000" style:font-name="Gill Sans MT" fo:font-family="'Gill Sans MT'" style:font-style-name="Italique" style:font-family-generic="swiss" style:font-pitch="variable" fo:font-size="13pt" fo:language="fr" fo:country="FR" fo:font-style="italic" fo:background-color="#ff9966"/>
    </style:style>
    <style:style style:name="Exampl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n_20_cours" style:display-name="En cours" style:family="text" style:parent-style-name="À_20_faire">
      <style:text-properties fo:color="#ffff00" style:font-name="Gill Sans MT" fo:font-family="'Gill Sans MT'" style:font-style-name="Italique" style:font-family-generic="swiss" style:font-pitch="variable" fo:font-size="13pt" fo:language="fr" fo:country="FR" fo:font-style="italic" fo:background-color="#000080" style:language-asian="zxx" style:country-asian="none" style:language-complex="zxx" style:country-complex="none"/>
    </style:style>
    <style:style style:name="Fini" style:family="text" style:parent-style-name="En_20_cours">
      <style:text-properties fo:color="#000080" style:font-name="Gill Sans MT" fo:font-family="'Gill Sans MT'" style:font-style-name="Italique" style:font-family-generic="swiss" style:font-pitch="variable" fo:font-size="13pt" fo:language="fr" fo:country="FR" fo:font-style="italic" fo:background-color="transparent" style:language-asian="zxx" style:country-asian="none" style:language-complex="zxx" style:country-complex="none"/>
    </style:style>
    <style:style style:name="Numbering_20_Symbols" style:display-name="Numbering Symbols" style:family="text"/>
    <style:style style:name="Standard_20_renaissance" style:display-name="Standard renaissance" style:family="text"/>
    <style:style style:name="Class_20_haxe" style:display-name="Class haxe" style:family="text">
      <style:text-properties style:font-name="Trebuchet MS" fo:font-family="'Trebuchet MS'" style:font-style-name="Gras" style:font-family-generic="swiss" style:font-pitch="variable" fo:language="fr" fo:country="FR" fo:font-weight="bold" fo:background-color="#e6e6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7H45M46S</meta:editing-duration>
    <meta:editing-cycles>400</meta:editing-cycles>
    <meta:generator>LibreOffice/5.0.4.2$Windows_x86 LibreOffice_project/2b9802c1994aa0b7dc6079e128979269cf95bc78</meta:generator>
    <dc:date>2017-12-19T01:48:32.136000000</dc:date>
    <meta:document-statistic meta:table-count="0" meta:image-count="0" meta:object-count="0" meta:page-count="8" meta:paragraph-count="235" meta:word-count="1494" meta:character-count="8445" meta:non-whitespace-character-count="7210"/>
    <meta:user-defined meta:name="Info 1"/>
    <meta:user-defined meta:name="Info 2"/>
    <meta:user-defined meta:name="Info 3"/>
    <meta:user-defined meta:name="Info 4"/>
  </office:meta>
</office:document-meta>
</file>